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DejaVu Sans Mono" svg:font-family="DejaVu Sans Mono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6pt" style:font-size-asian="16pt" style:font-size-complex="16pt"/>
    </style:style>
    <style:style style:name="P3" style:parent-style-name="Standard" style:family="paragraph">
      <style:text-properties fo:font-size="14pt" style:font-size-asian="14pt" style:font-size-complex="16pt"/>
    </style:style>
    <style:style style:name="T4" style:parent-style-name="DefaultParagraphFont" style:family="text">
      <style:text-properties style:font-name="DejaVu Sans Mono" fo:color="#000000" fo:font-size="14pt" style:font-size-asian="14pt"/>
    </style:style>
    <style:style style:name="T5" style:parent-style-name="DefaultParagraphFont" style:family="text">
      <style:text-properties style:font-name="DejaVu Sans Mono" fo:color="#000000" fo:font-size="13.5pt" style:font-size-asian="13.5pt" style:font-size-complex="13.5pt" fo:background-color="#FFFFFF"/>
    </style:style>
    <style:style style:name="T6" style:parent-style-name="DefaultParagraphFont" style:family="text">
      <style:text-properties fo:font-size="16pt" style:font-size-asian="16pt" style:font-size-complex="16pt"/>
    </style:style>
    <style:style style:name="T7" style:parent-style-name="DefaultParagraphFont" style:family="text">
      <style:text-properties fo:font-size="16pt" style:font-size-asian="16pt" style:font-size-complex="16pt"/>
    </style:style>
    <style:style style:name="T8" style:parent-style-name="DefaultParagraphFont" style:family="text">
      <style:text-properties style:font-name="DejaVu Sans Mono" fo:color="#000000" fo:font-size="13.5pt" style:font-size-asian="13.5pt" style:font-size-complex="13.5pt" fo:background-color="#FFFFFF"/>
    </style:style>
    <style:style style:name="T9" style:parent-style-name="DefaultParagraphFont" style:family="text">
      <style:text-properties style:font-name="DejaVu Sans Mono" fo:color="#000000" fo:font-size="13.5pt" style:font-size-asian="13.5pt" style:font-size-complex="13.5pt" fo:background-color="#FFFFFF"/>
    </style:style>
    <style:style style:name="T10" style:parent-style-name="DefaultParagraphFont" style:family="text">
      <style:text-properties style:font-name="DejaVu Sans Mono" fo:color="#000000" fo:font-size="14pt" style:font-size-asian="14pt"/>
    </style:style>
    <style:style style:name="T11" style:parent-style-name="DefaultParagraphFont" style:family="text">
      <style:text-properties style:font-name="DejaVu Sans Mono" fo:color="#000000" fo:font-size="14pt" style:font-size-asian="14pt"/>
    </style:style>
    <style:style style:name="T12" style:parent-style-name="DefaultParagraphFont" style:family="text">
      <style:text-properties style:font-name="DejaVu Sans Mono" fo:color="#000000" fo:font-size="14pt" style:font-size-asian="14pt"/>
    </style:style>
    <style:style style:name="T13" style:parent-style-name="DefaultParagraphFont" style:family="text">
      <style:text-properties style:font-name="DejaVu Sans Mono" fo:color="#000000" fo:font-size="14pt" style:font-size-asian="14pt"/>
    </style:style>
    <style:style style:name="T14" style:parent-style-name="DefaultParagraphFont" style:family="text">
      <style:text-properties style:font-name="DejaVu Sans Mono" fo:color="#000000" fo:font-size="14pt" style:font-size-asian="14pt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><text:s text:c="64"/><text:span text:style-name="T2">Experiment 8</text:span></text:p>
      <text:p text:style-name="Standard"/>
      <text:p text:style-name="Standard"/>
      <text:p text:style-name="Standard"/>
      <text:p text:style-name="P3">1.spark-shell</text:p>
      <text:p text:style-name="Standard"><text:span text:style-name="T4">2.</text:span><text:span text:style-name="T5">val l =Seq(1,2,3,4,5,6).toDF("id")</text:span></text:p>
      <text:p text:style-name="Standard"><text:span text:style-name="T6">3</text:span><text:span text:style-name="T7">.</text:span><text:span text:style-name="T8"><text:s/></text:span><text:span text:style-name="T9">val r =Seq(1,2,3,4,5,7).toDF("id")</text:span></text:p>
      <text:p text:style-name="Standard"><text:span text:style-name="T10">4.l.join(r,"id").show</text:span></text:p>
      <text:p text:style-name="Standard"><text:span text:style-name="T11">5.l.join(r,"id").explain</text:span></text:p>
      <text:p text:style-name="Standard"><text:span text:style-name="T12">6.l.join(r,Seq("id"),"fullouter").show</text:span></text:p>
      <text:p text:style-name="Standard"><text:span text:style-name="T13">7.l.join(r,Seq("id"),"leftanti").show</text:span></text:p>
      <text:p text:style-name="Standard"><text:span text:style-name="T14">8.l.join(broadcast(r),l("id")&lt;=&gt;r("id")).show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DejaVu Sans Mono" svg:font-family="DejaVu Sans Mono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binesh R . 20BIS004</dc:creator>
    <meta:creation-date>2022-12-18T19:08:00Z</meta:creation-date>
    <dc:date>2022-12-19T01:34:00Z</dc:date>
    <meta:template xlink:href="Normal.dotm" xlink:type="simple"/>
    <meta:editing-cycles>5</meta:editing-cycles>
    <meta:editing-duration>PT13440S</meta:editing-duration>
    <meta:document-statistic meta:page-count="1" meta:paragraph-count="1" meta:word-count="51" meta:character-count="342" meta:row-count="2" meta:non-whitespace-character-count="292"/>
  </office:meta>
</office:document-meta>
</file>